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6380" table:default-cell-style-name="ce1"/>
        <table:table-row table:style-name="ro1"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73" table:style-name="ce1">
            <text:p>73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4" table:style-name="ce1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98" table:style-name="ce1">
            <text:p>98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2" table:style-name="ce1">
            <text:p>72</text:p>
          </table:table-cell>
          <table:table-cell office:value-type="float" office:value="97" table:style-name="ce1">
            <text:p>97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4" table:style-name="ce1">
            <text:p>94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81" table:style-name="ce1">
            <text:p>8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91" table:style-name="ce1">
            <text:p>91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office:value-type="float" office:value="34" table:style-name="ce1">
            <text:p>3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1">
            <text:p>72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" table:style-name="ce1">
            <text:p>29</text:p>
          </table:table-cell>
          <table:table-cell office:value-type="float" office:value="97" table:style-name="ce1">
            <text:p>97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63" table:style-name="ce1">
            <text:p>63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5" table:style-name="ce1">
            <text:p>65</text:p>
          </table:table-cell>
          <table:table-cell office:value-type="float" office:value="72" table:style-name="ce1">
            <text:p>72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84" table:style-name="ce1">
            <text:p>8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office:value-type="float" office:value="46" table:style-name="ce1">
            <text:p>4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4" table:style-name="ce1">
            <text:p>9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4" table:style-name="ce1">
            <text:p>94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58" table:style-name="ce1">
            <text:p>5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1" table:style-name="ce1">
            <text:p>31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6" table:style-name="ce1">
            <text:p>76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4" table:style-name="ce1">
            <text:p>64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4" table:style-name="ce1">
            <text:p>84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5" table:style-name="ce1">
            <text:p>95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74" table:style-name="ce1">
            <text:p>74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89" table:style-name="ce1">
            <text:p>8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office:value-type="float" office:value="98" table:style-name="ce1">
            <text:p>9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7" table:style-name="ce1">
            <text:p>97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2" table:style-name="ce1">
            <text:p>22</text:p>
          </table:table-cell>
          <table:table-cell office:value-type="float" office:value="85" table:style-name="ce1">
            <text:p>8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14" table:style-name="ce1">
            <text:p>14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6" table:style-name="ce1">
            <text:p>96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94" table:style-name="ce1">
            <text:p>9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96" table:style-name="ce1">
            <text:p>96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office:value-type="float" office:value="91" table:style-name="ce1">
            <text:p>91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76" table:style-name="ce1">
            <text:p>76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6" table:style-name="ce1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office:value-type="float" office:value="65" table:style-name="ce1">
            <text:p>65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7" table:style-name="ce1">
            <text:p>57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office:value-type="float" office:value="53" table:style-name="ce1">
            <text:p>5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94" table:style-name="ce1">
            <text:p>94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4" table:style-name="ce1">
            <text:p>94</text:p>
          </table:table-cell>
          <table:table-cell office:value-type="float" office:value="38" table:style-name="ce1">
            <text:p>38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98" table:style-name="ce1">
            <text:p>9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54" table:style-name="ce1">
            <text:p>5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79" table:style-name="ce1">
            <text:p>79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69" table:style-name="ce1">
            <text:p>69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office:value-type="float" office:value="99" table:style-name="ce1">
            <text:p>9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8" table:style-name="ce1">
            <text:p>88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27" table:style-name="ce1">
            <text:p>27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81" table:style-name="ce1">
            <text:p>81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49" table:style-name="ce1">
            <text:p>49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7" table:style-name="ce1">
            <text:p>97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5" table:style-name="ce1">
            <text:p>65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52" table:style-name="ce1">
            <text:p>52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9" table:style-name="ce1">
            <text:p>99</text:p>
          </table:table-cell>
          <table:table-cell office:value-type="float" office:value="89" table:style-name="ce1">
            <text:p>8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9" table:style-name="ce1">
            <text:p>69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32" table:style-name="ce1">
            <text:p>32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81" table:style-name="ce1">
            <text:p>8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9" table:style-name="ce1">
            <text:p>29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98" table:style-name="ce1">
            <text:p>9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81" table:style-name="ce1">
            <text:p>8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8" table:style-name="ce1">
            <text:p>98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office:value-type="float" office:value="86" table:style-name="ce1">
            <text:p>86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99" table:style-name="ce1">
            <text:p>9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" table:style-name="ce1">
            <text:p>73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32" table:style-name="ce1">
            <text:p>32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89" table:style-name="ce1">
            <text:p>89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float" office:value="98" table:style-name="ce1">
            <text:p>9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99" table:style-name="ce1">
            <text:p>99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8" table:style-name="ce1">
            <text:p>48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88" table:style-name="ce1">
            <text:p>88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74" table:style-name="ce1">
            <text:p>7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84" table:style-name="ce1">
            <text:p>84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1">
            <text:p>19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8" table:style-name="ce1">
            <text:p>78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7" table:style-name="ce1">
            <text:p>57</text:p>
          </table:table-cell>
          <table:table-cell office:value-type="float" office:value="84" table:style-name="ce1">
            <text:p>84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6" table:style-name="ce1">
            <text:p>96</text:p>
          </table:table-cell>
          <table:table-cell office:value-type="float" office:value="55" table:style-name="ce1">
            <text:p>55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7" table:style-name="ce1">
            <text:p>97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2" table:style-name="ce1">
            <text:p>52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8" table:style-name="ce1">
            <text:p>98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4" table:style-name="ce1">
            <text:p>84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96" table:style-name="ce1">
            <text:p>96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9" table:style-name="ce1">
            <text:p>79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82" table:style-name="ce1">
            <text:p>82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5" table:style-name="ce1">
            <text:p>95</text:p>
          </table:table-cell>
          <table:table-cell office:value-type="float" office:value="21" table:style-name="ce1">
            <text:p>21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float" office:value="14" table:style-name="ce1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86" table:style-name="ce1">
            <text:p>86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office:value-type="float" office:value="91" table:style-name="ce1">
            <text:p>91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6" table:style-name="ce1">
            <text:p>16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44" table:style-name="ce1">
            <text:p>4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66" table:style-name="ce1">
            <text:p>6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74" table:style-name="ce1">
            <text:p>74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1">
            <text:p>33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58" table:style-name="ce1">
            <text:p>58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54" table:style-name="ce1">
            <text:p>5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4" table:style-name="ce1">
            <text:p>84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8" table:style-name="ce1">
            <text:p>98</text:p>
          </table:table-cell>
          <table:table-cell office:value-type="float" office:value="52" table:style-name="ce1">
            <text:p>52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44" table:style-name="ce1">
            <text:p>4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7" table:style-name="ce1">
            <text:p>77</text:p>
          </table:table-cell>
          <table:table-cell office:value-type="float" office:value="71" table:style-name="ce1">
            <text:p>71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27" table:style-name="ce1">
            <text:p>27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82" table:style-name="ce1">
            <text:p>8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3" table:style-name="ce1">
            <text:p>83</text:p>
          </table:table-cell>
          <table:table-cell office:value-type="float" office:value="16" table:style-name="ce1">
            <text:p>16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79" table:style-name="ce1">
            <text:p>79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office:value-type="float" office:value="78" table:style-name="ce1">
            <text:p>78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75" table:style-name="ce1">
            <text:p>75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81" table:style-name="ce1">
            <text:p>81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79" table:style-name="ce1">
            <text:p>79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63" table:style-name="ce1">
            <text:p>63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1" table:style-name="ce1">
            <text:p>91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" table:style-name="ce1">
            <text:p>65</text:p>
          </table:table-cell>
          <table:table-cell office:value-type="float" office:value="77" table:style-name="ce1">
            <text:p>77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8" table:style-name="ce1">
            <text:p>38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54" table:style-name="ce1">
            <text:p>5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9" table:style-name="ce1">
            <text:p>99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2">
            <text:p>8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office:value-type="float" office:value="86" table:style-name="ce1">
            <text:p>86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1">
            <text:p>71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95" table:style-name="ce1">
            <text:p>95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office:value-type="float" office:value="81" table:style-name="ce1">
            <text:p>81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59" table:style-name="ce1">
            <text:p>59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59" table:style-name="ce2">
            <text:p>5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77" table:style-name="ce1">
            <text:p>77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89" table:style-name="ce1">
            <text:p>8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9" table:style-name="ce1">
            <text:p>99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73" table:style-name="ce2">
            <text:p>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7" table:style-name="ce1">
            <text:p>67</text:p>
          </table:table-cell>
          <table:table-cell office:value-type="float" office:value="97" table:style-name="ce1">
            <text:p>97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2">
            <text:p>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2">
            <text:p>6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2">
            <text:p>4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2">
            <text:p>9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2">
            <text:p>6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7" table:style-name="ce1">
            <text:p>67</text:p>
          </table:table-cell>
          <table:table-cell office:value-type="float" office:value="72" table:style-name="ce1">
            <text:p>72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2">
            <text:p>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7" table:style-name="ce1">
            <text:p>57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office:value-type="float" office:value="88" table:style-name="ce2">
            <text:p>8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office:value-type="float" office:value="97" table:style-name="ce1">
            <text:p>97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2">
            <text:p>9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9" table:style-name="ce1">
            <text:p>69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2">
            <text:p>9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2">
            <text:p>6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5" table:style-name="ce2">
            <text:p>9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69" table:style-name="ce2">
            <text:p>6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8" table:style-name="ce1">
            <text:p>28</text:p>
          </table:table-cell>
          <table:table-cell office:value-type="float" office:value="86" table:style-name="ce1">
            <text:p>86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75" table:style-name="ce1">
            <text:p>75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57" table:style-name="ce2">
            <text:p>5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2">
            <text:p>5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2">
            <text:p>8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86" table:style-name="ce1">
            <text:p>86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2">
            <text:p>5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2">
            <text:p>8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98" table:style-name="ce2">
            <text:p>9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2">
            <text:p>6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2">
            <text:p>8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79" table:style-name="ce2">
            <text:p>7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9" table:style-name="ce1">
            <text:p>29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2">
            <text:p>62</text:p>
          </table:table-cell>
          <table:table-cell table:number-columns-repeated="16380"/>
        </table:table-row>
        <table:table-row table:number-rows-repeated="1043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5-27T22:38:03Z</dc:date>
  </office:meta>
</office:document-meta>
</file>